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BackedMessageImpl.setHeader( Element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BackedMessageImpl.MemBackedMessageImpl( Element header , Element msg , QName type , boolean r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mBackedMessageImpl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ackedMessageImpl.setMessage( Element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BackedMessage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ackedMessageImpl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